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4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4*"/>
    </style:style>
    <style:style style:name="Tabla2.A1" style:family="table-cell">
      <style:table-cell-properties fo:padding="0.097cm" fo:border="0.002cm solid #000000"/>
    </style:style>
    <style:style style:name="Tabla2.2" style:family="table-row">
      <style:table-row-properties style:min-row-height="0.683cm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rar dados</text:p>
      <text:p text:style-name="Standard"/>
      <text:p text:style-name="Standard">Programa que tira dos dados de 6 caras un total de 36000 veces. Se debe almacenar la cantidad de veces que aparecen cada uno de los posibles resultados ( 7 – 12). Luego deben imprimirse estos resultados</text:p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PosiblesSumas</text:p>
          </table:table-cell>
        </table:table-row>
        <table:table-row>
          <table:table-cell table:style-name="Tabla1.A2" office:value-type="string">
            <text:p text:style-name="Table_20_Contents">-apariciones : int</text:p>
            <text:p text:style-name="Table_20_Contents">-posibleResultado : int</text:p>
          </table:table-cell>
        </table:table-row>
        <table:table-row>
          <table:table-cell table:style-name="Tabla1.A2" office:value-type="string">
            <text:p text:style-name="Table_20_Contents">+aumentarApariciones()</text:p>
          </table:table-cell>
        </table:table-row>
      </table:table>
      <text:p text:style-name="Standard"/>
      <text:p text:style-name="Standard"/>
      <text:p text:style-name="Standard">AumentarApariciones</text:p>
      <text:p text:style-name="Standard"><text:s text:c="5"/>aumenta en 1 las apariciones del resultado</text:p>
      <text:p text:style-name="Standard"/>
      <text:p text:style-name="Standard">constructor clase PosiblesSumas (aparicionesD : int , posibleResultado : int)</text:p>
      <text:p text:style-name="Standard"><text:s text:c="4"/>apariciones = 0;</text:p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JuegoDados</text:p>
          </table:table-cell>
        </table:table-row>
        <table:table-row table:style-name="Tabla2.2">
          <table:table-cell table:style-name="Tabla2.A2" office:value-type="string">
            <text:p text:style-name="Table_20_Contents">-dado : distribucion de enteros (6 a 1)</text:p>
            <text:p text:style-name="Table_20_Contents">-listaApariciones : PosiblesSumas</text:p>
          </table:table-cell>
        </table:table-row>
        <table:table-row>
          <table:table-cell table:style-name="Tabla2.A2" office:value-type="string">
            <text:p text:style-name="Table_20_Contents">-caras : int const = 6</text:p>
            <text:p text:style-name="Table_20_Contents">+Constructor JuegoDados</text:p>
            <text:p text:style-name="Table_20_Contents">+establecerApariciones()</text:p>
            <text:p text:style-name="Table_20_Contents">+mostrarResultados()</text:p>
            <text:p text:style-name="Table_20_Contents">+evaluarEnVector(test : int) : bool</text:p>
            <text:p text:style-name="Table_20_Contents">+lanzarDados() </text:p>
          </table:table-cell>
        </table:table-row>
      </table:table>
      <text:p text:style-name="Standard"/>
      <text:p text:style-name="Standard">+Constructor de clase</text:p>
      <text:p text:style-name="Standard"><text:s text:c="5"/>para cada cara de un dado</text:p>
      <text:p text:style-name="Standard"><text:s text:c="5"/>elemento del dado = contador + 1</text:p>
      <text:p text:style-name="Standard"><text:s text:c="8"/>para cada cara del otro lado</text:p>
      <text:p text:style-name="Standard"><text:s text:c="15"/>si la suma de las caras no se encuentra ya en el vector</text:p>
      <text:p text:style-name="Standard"><text:tab/> <text:s text:c="7"/>aumentar vector apariciones ingresandole la suma al miembro posibleResultado</text:p>
      <text:p text:style-name="Standard"/>
      <text:p text:style-name="Standard">+evaluarEnVector(test : int) : bool</text:p>
      <text:p text:style-name="Standard"><text:s text:c="5"/>declarar variable bool seRepite e inicializarla a false</text:p>
      <text:p text:style-name="Standard"><text:s text:c="5"/>si el tamaño del vector apariciones es mayor a 0</text:p>
      <text:p text:style-name="Standard"><text:s text:c="10"/>para cada elemento del vector apariciones</text:p>
      <text:p text:style-name="Standard"><text:s text:c="15"/>si test es igual al posible resultado del elemento</text:p>
      <text:p text:style-name="Standard"><text:tab/> <text:s text:c="6"/>establecer seRepite a true</text:p>
      <text:p text:style-name="Standard"><text:s text:c="5"/>devolver seRepite</text:p>
      <text:p text:style-name="Standard"/>
      <text:p text:style-name="Standard">+LanzarDados() </text:p>
      <text:p text:style-name="Standard"><text:s text:c="5"/>declarar variable entera suma e inicializarla a 0</text:p>
      <text:p text:style-name="Standard"><text:s text:c="5"/>suma = intAleartorio(motor) + intAleartorio(motor)</text:p>
      <text:p text:style-name="Standard"><text:s text:c="5"/>establecerApariciones ( suma )</text:p>
      <text:p text:style-name="Standard"/>
      <text:p text:style-name="Standard"/>
      <text:p text:style-name="Standard"/>
      <text:p text:style-name="Standard"><text:soft-page-break/>+establecerApariciones(test : int)</text:p>
      <text:p text:style-name="Standard"><text:s text:c="6"/>para cada elemento del vector listaApariciones</text:p>
      <text:p text:style-name="Standard"><text:s text:c="11"/>si test = posibleResultado del elemento</text:p>
      <text:p text:style-name="Standard"><text:s text:c="11"/>aumentar el miembro cantidad de Apariciones del elemento</text:p>
      <text:p text:style-name="Standard"/>
      <text:p text:style-name="Standard"/>
      <text:p text:style-name="Standard">mostrarResultados()</text:p>
      <text:p text:style-name="Standard"><text:s text:c="6"/>Para cada elemento del vector listaApariciones</text:p>
      <text:p text:style-name="Standard"><text:s text:c="11"/>mostrar El posible resultado seguido de sus aparici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M44S</meta:editing-duration>
    <meta:editing-cycles>4</meta:editing-cycles>
    <meta:generator>OpenOffice/4.1.7$Win32 OpenOffice.org_project/417m1$Build-9800</meta:generator>
    <dc:date>2020-06-28T14:14:12.22</dc:date>
    <meta:document-statistic meta:table-count="2" meta:image-count="0" meta:object-count="0" meta:page-count="2" meta:paragraph-count="43" meta:word-count="240" meta:character-count="1771"/>
    <meta:user-defined meta:name="Info 1"/>
    <meta:user-defined meta:name="Info 2"/>
    <meta:user-defined meta:name="Info 3"/>
    <meta:user-defined meta:name="Info 4"/>
  </office:meta>
</office:document-meta>
</file>